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6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553739536262810116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88265750313875360" text:style-name="L2">
        <text:list-item>
          <text:p text:style-name="P13">1:42.3 <text:tab/>5. <text:s/>1:39.6</text:p>
        </text:list-item>
      </text:list>
      <text:list xml:id="list1103426267857340038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403834669798334832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0"><text:soft-page-break/><text:span text:style-name="T2">Sat 8/27/16:</text:span> 4.5 miles</text:p>
      <text:p text:style-name="P9">I ran 3 miles in 30 minutes and then walked a half mile in 9 minutes. <text:s/>Later I cycled 3 miles which I take to be equivalent to <text:s/>1 mile of running.</text:p>
      <text:p text:style-name="P9"/>
      <text:p text:style-name="P10"><text:span text:style-name="T2">Sun 8/28/16:</text:span> 3.5 miles</text:p>
      <text:p text:style-name="P9">I ran 3 miles in 29:40 and then walked a half mile in 8 minut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8T04:31:54.33</dc:date>
    <dc:creator>James Lombardi</dc:creator>
    <meta:editing-duration>PT18H33M24S</meta:editing-duration>
    <meta:editing-cycles>142</meta:editing-cycles>
    <meta:document-statistic meta:table-count="0" meta:image-count="0" meta:object-count="0" meta:page-count="7" meta:paragraph-count="123" meta:word-count="1376" meta:character-count="6789"/>
  </office:meta>
</office:document-meta>
</file>